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a9f" officeooo:paragraph-rsid="00190a9f"/>
    </style:style>
    <style:style style:name="P2" style:family="paragraph" style:parent-style-name="Standard">
      <style:paragraph-properties fo:text-align="center" style:justify-single-word="false"/>
      <style:text-properties officeooo:rsid="00190a9f" officeooo:paragraph-rsid="00190a9f"/>
    </style:style>
    <style:style style:name="P3" style:family="paragraph" style:parent-style-name="Standard">
      <style:paragraph-properties fo:text-align="justify" style:justify-single-word="false"/>
      <style:text-properties officeooo:rsid="00190a9f" officeooo:paragraph-rsid="00190a9f"/>
    </style:style>
    <style:style style:name="P4" style:family="paragraph" style:parent-style-name="Standard">
      <style:paragraph-properties fo:text-align="justify" style:justify-single-word="false"/>
      <style:text-properties officeooo:rsid="001a750b" officeooo:paragraph-rsid="001a750b"/>
    </style:style>
    <style:style style:name="P5" style:family="paragraph" style:parent-style-name="Standard">
      <style:paragraph-properties fo:text-align="justify" style:justify-single-word="false"/>
      <style:text-properties officeooo:rsid="001aafec" officeooo:paragraph-rsid="001aafec"/>
    </style:style>
    <style:style style:name="P6" style:family="paragraph" style:parent-style-name="Standard">
      <style:paragraph-properties fo:text-align="start" style:justify-single-word="false"/>
      <style:text-properties officeooo:rsid="001aafec" officeooo:paragraph-rsid="001aafec"/>
    </style:style>
    <style:style style:name="P7" style:family="paragraph" style:parent-style-name="Standard">
      <style:paragraph-properties fo:text-align="justify" style:justify-single-word="false"/>
      <style:text-properties officeooo:rsid="001f4ae9" officeooo:paragraph-rsid="001f4ae9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aafec"/>
    </style:style>
    <style:style style:name="T3" style:family="text">
      <style:text-properties fo:font-variant="normal" fo:text-transform="none" fo:letter-spacing="normal" fo:font-style="normal" fo:font-weight="normal" officeooo:rsid="001c4cf2"/>
    </style:style>
    <style:style style:name="T4" style:family="text">
      <style:text-properties fo:font-variant="normal" fo:text-transform="none" fo:letter-spacing="normal" fo:font-style="normal" fo:font-weight="normal" officeooo:rsid="001de617"/>
    </style:style>
    <style:style style:name="T5" style:family="text">
      <style:text-properties fo:font-variant="normal" fo:text-transform="none" fo:letter-spacing="normal" fo:font-style="normal" fo:font-weight="normal" officeooo:rsid="001f4a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4"><text:span text:style-name="T1">Cel gry </text:span></text:p>
      <text:p text:style-name="P3"><text:span text:style-name="T1">Celem gry jest zdobycie jak największej liczby punktów</text:span><text:span text:style-name="T4">przez gracza</text:span><text:span text:style-name="T1">.</text:span></text:p>
      <text:p text:style-name="P3"><text:span text:style-name="T1"/></text:p>
      <text:p text:style-name="P5"><text:span text:style-name="T1">Działanie gry</text:span></text:p>
      <text:p text:style-name="P6"><text:span text:style-name="T1">Gracz biegnie na planszy. Jego zadaniem jest unikanie pojawiających się przeszkód. </text:span><text:span text:style-name="T3">Je</text:span><text:span text:style-name="T5">ś</text:span><text:span text:style-name="T4">li na swojej drodze napotka przeszkodę (płotek, </text:span><text:span text:style-name="T5">wiadro, samochód</text:span><text:span text:style-name="T4">), która znajduje się na powierzchni ziemii musi ją przeskoczyć. Natomiast jeśli do gracza zbli</text:span><text:span text:style-name="T5">ż</text:span><text:span text:style-name="T4">a się przedmiot, który leci w powietrzu (hamburger, pizza, </text:span><text:span text:style-name="T5">frytki</text:span><text:span text:style-name="T4">), musi się schylić, aby przedmiot w niego nie udeżył.</text:span></text:p>
      <text:p text:style-name="P3"><text:span text:style-name="T1"/></text:p>
      <text:p text:style-name="P7"><text:span text:style-name="T1">Nawigacja w grze</text:span></text:p>
      <text:p text:style-name="P7"><text:span text:style-name="T1">Gracz posługuje się dwoma przyciskami. Strzałka do góry – służy do skoków, oraz strzała w dół – naciskając ją gracz schyla się.</text:span></text:p>
      <text:p text:style-name="P4"><text:span text:style-name="T1"/></text:p>
      <text:p text:style-name="P2"><text:span text:style-name="T1"/></text:p>
      <text:p text:style-name="P4"><text:span text:style-name="T1">Gracz ma trzy życia, na planszy oznaczone jako serduszka. Po utracie życia, nie będzie się ono wy</text:span><text:span text:style-name="T2">wietlało na ekranie. Gra kończy się, gdy gracz straci wszystkie trzy życia.</text:span></text:p>
      <text:p text:style-name="P4"><text:span text:style-name="T2"/></text:p>
      <text:p text:style-name="P4"><text:span text:style-name="T2"/></text:p>
      <text:p text:style-name="P1"><text:span text:style-name="T1"/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5:15:46.058830564</meta:creation-date>
    <dc:date>2017-09-18T15:38:42.864641810</dc:date>
    <meta:editing-duration>PT22M5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16" meta:character-count="768" meta:non-whitespace-character-count="656"/>
  </office:meta>
</office:document-meta>
</file>